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3" style:family="paragraph" style:parent-style-name="Heading_20_1">
      <style:text-properties fo:font-variant="normal" fo:text-transform="none" fo:color="#000000" style:font-name="Helvetica" fo:font-size="13.5pt" fo:letter-spacing="normal" fo:font-style="normal"/>
    </style:style>
    <style:style style:name="P4"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T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text-position="0% 100%" style:font-name="Helvetica1" fo:font-size="10.5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Helvetica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h text:style-name="P3" text:outline-level="1"><text:a xlink:type="simple" xlink:href="https://rockingsoccer.com/lv/futbols/help/home/category-7/article-66" text:style-name="Internet_20_link" text:visited-style-name="Visited_20_Internet_20_Link">https://rockingsoccer.com/lv/futbols/help/home/category-7/article-66</text:a></text:h>
      <text:h text:style-name="P3" text:outline-level="1">Turnīri: U21 Jauniešu Kauss</text:h>
      <text:p text:style-name="P1">U21 Jauniešu Kauss ir līdzīgs nacionālajam kausam, bet paredzēts U21 komandām. Jebkura komanda kurai ir arī U21 komanda tiek iekļauta Jaunatnes Kausā.</text:p>
      <text:p text:style-name="P1"><office:annotation office:name="__Annotation__15_3440991485"><dc:creator>Nezināms autors</dc:creator><dc:date>2018-11-11T18:19:52.529000000</dc:date><text:p text:style-name="P4"><text:span text:style-name="T2">Pirmais Jauniešu kauss notika 10. sezonā visās valstīs, kurās sezonas sākumā bija vismaz 8 jauniešu komandas.</text:span></text:p></office:annotation>Pirmai Jauniešu kauss notika 10. sezonā visās valstīs kurāsbija vismaz 8 jauniešu komandas sezonas sākumā.<office:annotation-end office:name="__Annotation__15_3440991485"/></text:p>
      <text:p text:style-name="P1">Noteikumi šajā kausā ir tādi paši kā <office:annotation office:name="__Annotation__7_3440991485"><dc:creator>Nezināms autors</dc:creator><dc:date>2018-11-11T18:16:57.747000000</dc:date><text:p text:style-name="P4"><text:span text:style-name="T1">nacionālajā</text:span></text:p></office:annotation>nacionālājā<office:annotation-end office:name="__Annotation__7_3440991485"/> kausā. Katrā kārtā viena spēle un uzvarētājs tiek tālāk. Komandas no augstākas līgas iesaistās cīņā vēlākās kārtās un jāspēlē izbraukumā pret zemākas līgas komandām. Uzvar tas kurš paliek viss ilgāk.</text:p>
      <text:h text:style-name="P2" text:outline-level="3">Izsēšanas kārtība</text:h>
      <text:p text:style-name="P1">Ne visas komandas sāk kausu vienlaicīgi. Izsēšanas kārtību nosaka tas, kādā līgas līmenī komanda spēlē. Vienādos līmeņos komandas sadala pēc popularitātes. Piemēram, pēdējās četras komandas, kuras iesaistās turnīrā, ir virslīgas komandas ar lielāko popularitāti.</text:p>
      <text:h text:style-name="P2" text:outline-level="3">Mazās valstis</text:h>
      <text:p text:style-name="P1">Ja valstī ir mazāk kā 8 komandas ar U21 jauniešu komandu, tad nenotiek nacionālais U21 Jauniešu kauss. Tā vietā notiek starptautisks U21 Jauniešu kauss, kur komandu sakārtošanu nosaka popularitāte, jo lielāka popularitāte, jo <office:annotation office:name="__Annotation__1_3440991485"><dc:creator>Nezināms autors</dc:creator><dc:date>2018-11-11T18:09:33.716000000</dc:date><text:p text:style-name="P4"><text:span text:style-name="T1">vēlāk</text:span></text:p></office:annotation>velāk<office:annotation-end office:name="__Annotation__1_3440991485"/> iesaistās cīņā par kausu.</text:p>
      <text:h text:style-name="P2" text:outline-level="3">Mājinieku priekšrocība</text:h>
      <text:p text:style-name="P1">Mājinieku priekšrocība ir identiska parastai kausa spēlei. Augstākā līmeņa komandai vienmēr jāspēlē izbraukumā. Ja abas komandas ir no viena līmeņa, tad mājinieks tiek izvēlēts nejauši. Tāpat, kā U21 līgā, arī uz šīm spēlēm nenāk skatītāji un netiek gūti ienākumi.</text:p>
      <text:h text:style-name="P2" text:outline-level="3">Spēles pieredze</text:h>
      <text:p text:style-name="P1">Katrs spēlētājs iegūst 270 pieredzes punktus par pirmajām 3 spēlēm, kuras tas aizvada kausā. Atšķirībā no līgu noteikumiem, kausā spēles nesummējas un spēlētājs varēs iegūt pieredzi gan 3 kausa spēlēs, gan 3 U21 kausa spēlē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8:09:22.500000000</meta:creation-date>
    <dc:date>2018-11-11T18:25:11.828000000</dc:date>
    <meta:editing-duration>PT5M38S</meta:editing-duration>
    <meta:editing-cycles>3</meta:editing-cycles>
    <meta:generator>LibreOffice/6.0.2.1$Windows_X86_64 LibreOffice_project/f7f06a8f319e4b62f9bc5095aa112a65d2f3ac89</meta:generator>
    <meta:document-statistic meta:table-count="0" meta:image-count="0" meta:object-count="0" meta:page-count="1" meta:paragraph-count="13" meta:word-count="234" meta:character-count="1674" meta:non-whitespace-character-count="1453"/>
  </office:meta>
</office:document-meta>
</file>